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Heading1" style:family="paragraph">
      <style:text-properties fo:font-weight="bold" style:font-weight-asian="bold" style:font-weight-complex="bold"/>
    </style:style>
    <style:style style:name="P6" style:parent-style-name="Heading1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wo Sides Technical Document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span text:style-name="T3">No table of contents entries found.</text:span></text:p>
        </text:index-body>
      </text:table-of-content>
      <text:p text:style-name="Normal"/>
      <text:h text:style-name="TOCHeading" text:outline-level="1"><text:bookmark-start text:name="_Toc105970623"/>Contents<text:bookmark-end text:name="_Toc105970623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05970623" office:target-frame-name="_top" xlink:show="replace"><text:span text:style-name="Hyperlink">Contents</text:span><text:tab/>1</text:a></text:p>
        </text:index-body>
      </text:table-of-content>
      <text:p text:style-name="Normal"/>
      <text:h text:style-name="P5" text:outline-level="1"><text:bookmark-start text:name="_Toc103708502"/>Moving Cards<text:bookmark-end text:name="_Toc103708502"/></text:h>
      <text:p text:style-name="Normal">Controlled using animations.</text:p>
      <text:p text:style-name="Normal">If you want to<text:s/>move the position of a card after being moved, move the cardmanager.</text:p>
      <text:p text:style-name="Normal"/>
      <text:h text:style-name="P6" text:outline-level="1">Creating Card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6-12T21:55:00Z</meta:creation-date>
    <dc:date>2022-06-13T14:11:00Z</dc:date>
    <meta:template xlink:href="Normal" xlink:type="simple"/>
    <meta:editing-cycles>5</meta:editing-cycles>
    <meta:editing-duration>PT11940S</meta:editing-duration>
    <meta:document-statistic meta:page-count="1" meta:paragraph-count="1" meta:word-count="47" meta:character-count="316" meta:row-count="2" meta:non-whitespace-character-count="270"/>
  </office:meta>
</office:document-meta>
</file>